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officeooo:paragraph-rsid="00111749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officeooo:paragraph-rsid="000f4ed4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officeooo:paragraph-rsid="00111749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officeooo:paragraph-rsid="00122c20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paragraph-rsid="00111749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0f4ed4" officeooo:paragraph-rsid="00111749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0f4ed4" officeooo:paragraph-rsid="000f4ed4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122c20" officeooo:paragraph-rsid="00122c20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paragraph-rsid="00122c20" style:font-size-asian="11pt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122c20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f4ed4"/>
    </style:style>
    <style:style style:name="T3" style:family="text">
      <style:text-properties fo:font-style="normal" fo:font-weight="normal" officeooo:rsid="00111749"/>
    </style:style>
    <style:style style:name="T4" style:family="text">
      <style:text-properties fo:font-style="normal" fo:font-weight="normal" officeooo:rsid="00122c20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f4ed4"/>
    </style:style>
    <style:style style:name="T7" style:family="text">
      <style:text-properties fo:font-variant="normal" fo:text-transform="none" fo:letter-spacing="normal" fo:font-style="normal" fo:font-weight="normal" officeooo:rsid="00111749"/>
    </style:style>
    <style:style style:name="T8" style:family="text">
      <style:text-properties fo:font-variant="normal" fo:text-transform="none" fo:letter-spacing="normal" fo:font-style="normal" fo:font-weight="normal" officeooo:rsid="00122c20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122c20" style:font-size-asian="11pt" style:font-size-complex="11pt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122c20"/>
    </style:style>
    <style:style style:name="T11" style:family="text">
      <style:text-properties fo:font-variant="normal" fo:text-transform="none" style:use-window-font-color="true" style:font-name="Arial" fo:font-size="11pt" fo:letter-spacing="normal" fo:font-style="normal" fo:font-weight="normal" officeooo:rsid="00122c20" style:font-size-asian="11pt" style:font-size-complex="11pt"/>
    </style:style>
    <style:style style:name="T12" style:family="text">
      <style:text-properties fo:font-variant="normal" fo:text-transform="none" style:use-window-font-color="true" fo:font-size="11pt" fo:letter-spacing="normal" fo:font-style="normal" fo:font-weight="normal" officeooo:rsid="00122c20" style:font-size-asian="11pt" style:font-size-complex="11pt"/>
    </style:style>
    <style:style style:name="T13" style:family="text">
      <style:text-properties officeooo:rsid="000f4ed4"/>
    </style:style>
    <style:style style:name="T14" style:family="text">
      <style:text-properties officeooo:rsid="00122c20"/>
    </style:style>
    <style:style style:name="T15" style:family="text">
      <style:text-properties style:font-name="Arial1" fo:font-size="10pt"/>
    </style:style>
    <style:style style:name="T16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C</text:span><text:span text:style-name="T6">EIP</text:span><text:span text:style-name="T5"> Argana Alta. </text:span></text:p>
      <text:p text:style-name="P9">Código: 35008071. </text:p>
      <text:p text:style-name="P6"><text:span text:style-name="T5">Tfno/</text:span><text:span text:style-name="T7">fax: </text:span><text:span text:style-name="T5">928816731</text:span></text:p>
      <text:p text:style-name="P1"><text:span text:style-name="T13">Coordinador de </text:span>Medus<text:span text:style-name="T13">a</text:span>: Miguel E. Valencia Dorta.</text:p>
      <text:p text:style-name="P5"><text:span text:style-name="T7">Correo: </text:span><text:span text:style-name="T5">mievaldor@gmail.com</text:span></text:p>
      <text:p text:style-name="P2"/>
      <text:p text:style-name="P2"/>
      <text:p text:style-name="P3"><text:span text:style-name="T1">CEIP L</text:span><text:span text:style-name="T4">as Mercedes</text:span><text:span text:style-name="T1">. </text:span></text:p>
      <text:p text:style-name="P10">Código 35000756</text:p>
      <text:p text:style-name="P11">Tfno: 928 529 617, Fax: 928 835 447</text:p>
      <text:p text:style-name="P4"><text:span text:style-name="T3">Coordinador Medusa: </text:span><text:span text:style-name="T1">J</text:span><text:span text:style-name="T2">uan Serafín Marrero Montesdeoca</text:span></text:p>
      <text:p text:style-name="P4"><text:span text:style-name="T4">C</text:span><text:span text:style-name="T2">orreo: 35000756@gobiernodecanarias.org</text:span></text:p>
      <text:p text:style-name="P2"/>
      <text:p text:style-name="P12">CEIP Los Valles</text:p>
      <text:p text:style-name="P7"><text:span text:style-name="T8">Código </text:span><text:span text:style-name="T8">35006928</text:span></text:p>
      <text:p text:style-name="P13"><text:span text:style-name="T14">Tfno: 928 52 80 22, Fax: </text:span><text:span text:style-name="T14">928-521078</text:span></text:p>
      <text:p text:style-name="P14"><text:span text:style-name="T10">Coordinador Medusa: </text:span>Mª Teresa Ruiz Toribio</text:p>
      <text:p text:style-name="P14"><text:span text:style-name="T10">Correo: </text:span>35006928@gobiernodecanarias.org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arial" svg:font-family="arial, sans-serif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5-14T10:48:19</meta:creation-date>
    <dc:date>2013-05-14T15:14:12</dc:date>
    <dc:creator>ivan </dc:creator>
    <meta:editing-duration>PT10M36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15" meta:word-count="57" meta:character-count="437" meta:non-whitespace-character-count="392"/>
  </office:meta>
</office:document-meta>
</file>